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83cm"/>
    </style:style>
    <style:style style:name="co3" style:family="table-column">
      <style:table-column-properties fo:break-before="auto" style:column-width="7.631cm"/>
    </style:style>
    <style:style style:name="co4" style:family="table-column">
      <style:table-column-properties fo:break-before="auto" style:column-width="9.156cm"/>
    </style:style>
    <style:style style:name="co5" style:family="table-column">
      <style:table-column-properties fo:break-before="auto" style:column-width="8.7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cm"/>
    </style:style>
    <style:style style:name="ce7" style:family="table-cell" style:parent-style-name="Default">
      <style:table-cell-properties fo:background-color="#ff0000" style:text-align-source="fix" style:repeat-content="false" fo:wrap-option="wrap"/>
      <style:paragraph-properties fo:text-align="start" fo:margin-left="0cm"/>
    </style:style>
    <style:style style:name="ce8" style:family="table-cell" style:parent-style-name="Default">
      <style:table-cell-properties fo:background-color="#ff00ff" style:text-align-source="fix" style:repeat-content="false" fo:wrap-option="wrap"/>
      <style:paragraph-properties fo:text-align="start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Website</text:p>
          </table:table-cell>
          <table:table-cell table:style-name="ce1" office:value-type="string">
            <text:p>Suchbegriffe</text:p>
          </table:table-cell>
          <table:table-cell table:style-name="ce1" office:value-type="string">
            <text:p>Ergebnisse</text:p>
          </table:table-cell>
          <table:table-cell table:style-name="ce1" office:value-type="string">
            <text:p>Anmerkungen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6-12-16">
            <text:p>16.12.16</text:p>
          </table:table-cell>
          <table:table-cell office:value-type="string">
            <text:p><text:a xlink:href="https://www.ub.hu-berlin.de/de">https://www.ub.hu-berlin.de/de</text:a></text:p>
          </table:table-cell>
          <table:table-cell table:style-name="ce4" office:value-type="string">
            <text:p>ethi* (einf* OR grund*)</text:p>
          </table:table-cell>
          <table:table-cell table:style-name="ce4" office:value-type="string">
            <text:p>Ach: Grundkurs Ethik Band 1</text:p>
          </table:table-cell>
          <table:table-cell table:style-name="ce6" office:value-type="string">
            <text:p>Grimm: CC 7100 A175-1(4)</text:p>
            <text:p>3. OG / Bereich A – Freihandbest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Tavani: ethics and technology</text:p>
          </table:table-cell>
          <table:table-cell office:value-type="string">
            <text:p>Buvh ist entliehen, hab ich das entliehen...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Floridi: cambridge handbook of information and computer ethics</text:p>
          </table:table-cell>
          <table:table-cell table:style-name="ce6" office:value-type="string">
            <text:p>Grimm: CC 7260 F636 3. OG / Bereich A – Freihandbesta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Himma: handbook of information and computer ehtics</text:p>
          </table:table-cell>
          <table:table-cell table:style-name="ce7" office:value-type="string">
            <text:p>doof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Lin: Robot ethics: the ethical and social implications of robotics</text:p>
          </table:table-cell>
          <table:table-cell table:style-name="ce6" office:value-type="string">
            <text:p>Grimm: CC 7260 L735 3. OG / Bereich A – Freihandbesta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Bendel: 300 keywords Informationsethik</text:p>
          </table:table-cell>
          <table:table-cell table:style-name="ce7" office:value-type="string">
            <text:p>doof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Jean-Francois: the social dilemma of autonomous vehicles</text:p>
          </table:table-cell>
          <table:table-cell office:value-type="string">
            <text:p>Science, S. 1573-1576</text:p>
            <text:p><text:a xlink:href="http://science.sciencemag.org/content/352/6293">http://science.sciencemag.org/content/352/6293</text:a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ethi* (inform* OR comput* OR car OR auto* OR vehi*) plus Filter RVK-Klassifikation SQ-SU --- Informatik</text:p>
          </table:table-cell>
          <table:table-cell office:value-type="string">
            <text:p>Anderson: machine etghics</text:p>
          </table:table-cell>
          <table:table-cell table:style-name="ce6" office:value-type="string">
            <text:p>Grimm: CC 8700 A548</text:p>
            <text:p>3. OG / Bereich A – Freihandbesta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Kizza: ethics in computing</text:p>
          </table:table-cell>
          <table:table-cell office:value-type="string">
            <text:p>entliehen, noch nicht geles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Weber-Wulff: Gewissensbisse</text:p>
          </table:table-cell>
          <table:table-cell table:style-name="ce7" office:value-type="string">
            <text:p>doo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Baase: a gift of fire</text:p>
          </table:table-cell>
          <table:table-cell office:value-type="string">
            <text:p>entliehen, noch nicht geles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Kizza: ethical and social issues in the information age</text:p>
          </table:table-cell>
          <table:table-cell table:style-name="ce8" office:value-type="string">
            <text:p>Natur: SR 850 K62(4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Wallach: moral machines</text:p>
          </table:table-cell>
          <table:table-cell office:value-type="string">
            <text:p>entliehen, noch nicht geles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rappl: construction manual for robots'...</text:p>
          </table:table-cell>
          <table:table-cell table:style-name="ce8" office:value-type="string">
            <text:p>Natur: ST 308 T77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rkin: governing lethal behavoir in autonomous robots</text:p>
          </table:table-cell>
          <table:table-cell table:style-name="ce8" office:value-type="string">
            <text:p>Natur: ST 308 A721 G7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Nürnberger: Autonome Systeme</text:p>
          </table:table-cell>
          <table:table-cell office:value-type="string">
            <text:p>http://link.springer.com/article/10.1007/s11623-016-0646-2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ethi* AND (autonom OR autonomous car OR auto OR vehicle OR pkw)</text:p>
          </table:table-cell>
          <table:table-cell office:value-type="string">
            <text:p>Hevelke: Responsibility for crashes of autonomous vehicles</text:p>
          </table:table-cell>
          <table:table-cell office:value-type="string">
            <text:p>http://link.springer.com/article/10.1007%2Fs11948-014-9565-5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Mcbride: the ethics of driverless cars</text:p>
          </table:table-cell>
          <table:table-cell office:value-type="string">
            <text:p>http://dl.acm.org/citation.cfm?doid=2874239.2874265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Isaacs: Auto-autonomy: the ethics of end of road-life issues (ein bisschen alt, 2003)</text:p>
          </table:table-cell>
          <table:table-cell office:value-type="string">
            <text:p>http://jme.bmj.com/content/29/4/260.full.pdf+htm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Ekesunf: self-driving car</text:p>
          </table:table-cell>
          <table:table-cell office:value-type="string">
            <text:p>http://kth.diva-portal.org/smash/get/diva2:955268/FULLTEXT01.pdf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Gogoll: autonomous cars: in favor of a mandatory ethics setting</text:p>
          </table:table-cell>
          <table:table-cell office:value-type="string">
            <text:p>http://link.springer.com/article/10.1007/s11948-016-9806-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http://scholar.google.de/</text:p>
          </table:table-cell>
          <table:table-cell table:style-name="ce5" office:value-type="string">
            <text:p>ethi* AND (autonom* OR autonomous car OR auto OR vehicle OR pkw) Zeitraum: 2010-2016</text:p>
          </table:table-cell>
          <table:table-cell office:value-type="string">
            <text:p>Fournier: will my next car be a Libertarian or...</text:p>
          </table:table-cell>
          <table:table-cell office:value-type="string">
            <text:p>http://ieeexplore.ieee.org/abstract/document/7484885/?reload=true</text:p>
          </table:table-cell>
          <table:table-cell office:value-type="string">
            <text:p>????? wenn Zeit bleibt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Spitzer: sollte mein Auto mich umbringen wollen müssen</text:p>
          </table:table-cell>
          <table:table-cell office:value-type="string">
            <text:p>http://www.znl-ulm.de/Veroeffentlichungen/Geist_und_Gehirn/NHK16_Sollte_mein_Auto_mich_umbringen.pdf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Deng: the robot's dilemma. Nature, 2015, Vol. 523, Issue 7558, Seite 24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Bendel: das Autonomie-Dilemma (Interview?)</text:p>
          </table:table-cell>
          <table:table-cell office:value-type="string">
            <text:p>https://irf.fhnw.ch/handle/11654/6339</text:p>
          </table:table-cell>
          <table:table-cell office:value-type="string">
            <text:p>????? wenn Zeit bleib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Belloni: dealing with ethical conflicts in autonomous agents...</text:p>
          </table:table-cell>
          <table:table-cell office:value-type="string">
            <text:p>http://www.gregory.bonnet.free.fr/papers/BONNET_AIETHICS15.pdf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Ohl: Zukunft des autonomen Fahrens: Eine systematische Bewertung...</text:p>
          </table:table-cell>
          <table:table-cell office:value-type="string">
            <text:p>https://books.google.de/books?hl=de&amp;lr=&amp;id=xIe_DAAAQBAJ&amp;oi=fnd&amp;pg=PA25&amp;dq=ethi*+AND+%28autonom+OR+autonomous+car+OR+auto+OR+vehicle+OR+pkw%29&amp;ots=bFHyEhEJ_5&amp;sig=PZL_hT4qkP4GAfH2bv79Sh5z3hI#v=onepage&amp;q&amp;f=fals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Coy: Ethik, Verantwortung und Haftung autonomer Maschinen</text:p>
          </table:table-cell>
          <table:table-cell office:value-type="string">
            <text:p>http://www.nomos-elibrary.de/10.5771/9783845269269-110/ethik-verantwortung-und-haftung-autonomer-maschinen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lethal* AND (autonom OR autonomous car OR auto OR vehicle OR pkw)</text:p>
          </table:table-cell>
          <table:table-cell office:value-type="string">
            <text:p>Waytz: the mind in the machine...</text:p>
          </table:table-cell>
          <table:table-cell office:value-type="string">
            <text:p>http://ac.els-cdn.com/S0022103114000067/1-s2.0-S0022103114000067-main.pdf?_tid=6e6d9012-c399-11e6-952e-00000aab0f26&amp;acdnat=1481897623_f4156331007ce5a5a981b7b463ea02a0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Belloni (das gleiche? </text:p>
          </table:table-cell>
          <table:table-cell office:value-type="string">
            <text:p>http://www.gregory.bonnet.free.fr/papers/BONNET_CEPE14.pdf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lethal* AND (autonom* OR autonomous car OR auto OR vehicle* OR pkw) -waffe* -weapon* -milit* </text:p>
          </table:table-cell>
          <table:table-cell/>
          <table:table-cell office:value-type="string">
            <text:p>hat nicht viel Neues gebracht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<text:a xlink:href="https://www.ub.hu-berlin.de/de">https://www.ub.hu-berlin.de/de</text:a></text:p>
          </table:table-cell>
          <table:table-cell office:value-type="string">
            <text:p>(autonom* OR autonomous* OR self* OR selbst* or fahrend*) AND (car* OR vehic* OR auto* OR fahrzeug* OR pkw) plus Filter RVK-Klassifikation SQ-SU --- Informatik</text:p>
          </table:table-cell>
          <table:table-cell office:value-type="string">
            <text:p>Mele: autonomous agents...</text:p>
          </table:table-cell>
          <table:table-cell table:style-name="ce6" office:value-type="string">
            <text:p>Grimm: CC 7220 M519</text:p>
            <text:p>3. OG / Bereich A – Freihandbesta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aurer: autonomous driving...</text:p>
          </table:table-cell>
          <table:table-cell office:value-type="string">
            <text:p>entliehen, noch nicht geles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Autonomes Fahrzeug</text:p>
          </table:table-cell>
          <table:table-cell/>
          <table:table-cell office:value-type="string">
            <text:p>Treffer so lala. Vielleicht wenn man Zeit hat</text:p>
          </table:table-cell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7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AR PL ShanHeiSun Un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16.12.2016</text:date>, <text:time>15:38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3:29:03</meta:creation-date>
    <dc:date>2016-12-16T15:38:48</dc:date>
    <meta:editing-duration>PT1H23M54S</meta:editing-duration>
    <meta:editing-cycles>2</meta:editing-cycles>
    <meta:generator>OpenOffice.org/3.4.1$Solaris_Sparc OpenOffice.org_project/341m1$Build-9593</meta:generator>
    <meta:document-statistic meta:table-count="3" meta:cell-count="84" meta:object-count="0"/>
  </office:meta>
</office:document-meta>
</file>